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language="en" fo:country="US"/>
    </style:style>
    <style:style style:name="T2" style:parent-style-name="Car.predefinitoparagrafo" style:family="text">
      <style:text-properties text:display="none"/>
    </style:style>
    <style:style style:name="P3" style:parent-style-name="FormText1" style:family="paragraph">
      <style:text-properties style:font-name="Bookman Old Style" fo:language="it" fo:country="IT"/>
    </style:style>
    <style:style style:name="P4" style:parent-style-name="FormText1" style:family="paragraph">
      <style:text-properties style:font-name="Bookman Old Style" fo:language="it" fo:country="IT"/>
    </style:style>
    <style:style style:name="P5" style:parent-style-name="FormText1" style:family="paragraph">
      <style:text-properties style:font-name="Bookman Old Style" fo:language="it" fo:country="IT"/>
    </style:style>
    <style:style style:name="P6" style:parent-style-name="FormText1" style:family="paragraph">
      <style:text-properties style:font-name="Bookman Old Style" fo:language="it" fo:country="IT"/>
    </style:style>
    <style:style style:name="P7" style:parent-style-name="FormText1" style:family="paragraph">
      <style:text-properties style:font-name="Bookman Old Style" fo:language="it" fo:country="IT"/>
    </style:style>
    <style:style style:name="P8" style:parent-style-name="FormText1" style:list-style-name="LFO2" style:family="paragraph">
      <style:text-properties style:font-name="Bookman Old Style" fo:language="it" fo:country="IT"/>
    </style:style>
    <style:style style:name="P9" style:parent-style-name="FormText1" style:list-style-name="LFO1" style:family="paragraph">
      <style:text-properties style:font-name="Bookman Old Style" fo:language="it" fo:country="IT"/>
    </style:style>
    <style:style style:name="P10" style:parent-style-name="FormText1" style:list-style-name="LFO1" style:family="paragraph">
      <style:text-properties style:font-name="Bookman Old Style" fo:language="it" fo:country="IT"/>
    </style:style>
    <style:style style:name="P11" style:parent-style-name="FormText1" style:list-style-name="LFO1" style:family="paragraph">
      <style:text-properties style:font-name="Bookman Old Style"/>
    </style:style>
    <style:style style:name="P12" style:parent-style-name="FormText1" style:list-style-name="LFO1" style:family="paragraph">
      <style:text-properties style:font-name="Bookman Old Style" fo:language="it" fo:country="IT"/>
    </style:style>
    <style:style style:name="P13" style:parent-style-name="FormText1" style:list-style-name="LFO1" style:family="paragraph">
      <style:text-properties style:font-name="Bookman Old Style" fo:language="it" fo:country="IT"/>
    </style:style>
    <style:style style:name="P14" style:parent-style-name="FormText1" style:list-style-name="LFO1" style:family="paragraph">
      <style:text-properties style:font-name="Bookman Old Style"/>
    </style:style>
    <style:style style:name="P15" style:parent-style-name="FormText1" style:list-style-name="LFO1" style:family="paragraph">
      <style:text-properties style:font-name="Bookman Old Style"/>
    </style:style>
    <style:style style:name="P16" style:parent-style-name="Paragrafoelenco" style:list-style-name="LFO2" style:family="paragraph"/>
    <style:style style:name="P17" style:parent-style-name="Paragrafoelenco" style:list-style-name="LFO2" style:family="paragraph"/>
    <style:style style:name="P18" style:parent-style-name="Paragrafoelenco" style:list-style-name="LFO2" style:family="paragraph"/>
    <style:style style:name="P19" style:parent-style-name="Paragrafoelenco" style:list-style-name="LFO2" style:family="paragraph"/>
    <style:style style:name="P20" style:parent-style-name="Paragrafoelenco" style:list-style-name="LFO2" style:family="paragraph"/>
    <style:style style:name="P21" style:parent-style-name="Paragrafoelenco" style:list-style-name="LFO2" style:family="paragraph"/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3">
      <style:graphic-properties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1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2">
      <style:graphic-properties draw:fill="none" draw:stroke="solid" svg:stroke-width="0.01389in" svg:stroke-color="#34599c" svg:stroke-opacity="100%" draw:stroke-linejoin="miter" svg:stroke-linecap="butt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fo:wrap-option="wrap" fo:padding-top="0.01181in" fo:padding-bottom="0.01181in" fo:padding-left="0.01181in" fo:padding-right="0.01181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text text:use-soft-page-breaks="true">
      <text:p text:style-name="P1">Meal Mate</text:p>
      <text:p text:style-name="Normale">PRESENTAZIONE DEL PROGETTO:</text:p>
      <text:p text:style-name="Normale">Quante volte vi è capitato di andare a fare la spesa e dimenticarvi di comprare qualcosa o di non sapere cosa prendere?<text:span text:style-name="T2">uaQua</text:span></text:p>
      <text:p text:style-name="Normale">Ecco, questo da oggi in poi sarà solo un brutto ricordo, perché con Meal Mate la spesa si scrive per te!</text:p>
      <text:p text:style-name="Normale"/>
      <text:p text:style-name="Normale">BREVE DESCRIZIONE DEL PROGETTO:</text:p>
      <text:p text:style-name="Normale">Meal Mate è un software multi-platform ideato per stilare una lista della spesa in base alle preferenze alimentari del cliente.</text:p>
      <text:p text:style-name="Normale"/>
      <text:p text:style-name="Normale">AMBITO DEL PROGETTO:</text:p>
      <text:p text:style-name="P3">L’ obbiettivo principale del nostro team è quello di<text:s/>sviluppare un software che stili<text:s/>la spesa al singolo utente /<text:s/>gruppo di persone, automatizzandola.</text:p>
      <text:p text:style-name="P4"/>
      <text:p text:style-name="P5"/>
      <text:p text:style-name="P6">OBIETTIVI DEL PROGETTO:</text:p>
      <text:p text:style-name="P7"/>
      <text:list text:style-name="LFO2" text:continue-numbering="true">
        <text:list-item>
          <text:p text:style-name="P8">Creazione dell’ambiente di sviluppo per tutti i membri del team (Docker).</text:p>
        </text:list-item>
      </text:list>
      <text:list text:style-name="LFO1" text:continue-numbering="true">
        <text:list-item>
          <text:p text:style-name="P9">Formazione di tutti i membri del team (Docker, GitHub, Flutter, C++/Python).</text:p>
        </text:list-item>
        <text:list-item>
          <text:p text:style-name="P10">Definizione dello stile di programmazione (Good Practices, Design Patterns).</text:p>
        </text:list-item>
        <text:list-item>
          <text:p text:style-name="P11">Programmazione dell’ applicativo (Demo).</text:p>
        </text:list-item>
        <text:list-item>
          <text:p text:style-name="P12">Ottenere la licenza per lo sfruttamento delle API dei supermercati.</text:p>
        </text:list-item>
        <text:list-item>
          <text:p text:style-name="P13">Implementazione delle funzionalità aggiuntive (Extra Features).</text:p>
        </text:list-item>
        <text:list-item>
          <text:p text:style-name="P14">Testing.</text:p>
        </text:list-item>
        <text:list-item>
          <text:p text:style-name="P15">Rilascio.</text:p>
        </text:list-item>
      </text:list>
      <text:p text:style-name="Normale"/>
      <text:p text:style-name="Normale">RISULTATI FINALI:</text:p>
      <text:p text:style-name="Normale">L’Applicativo nella versione alfa (con<text:s/>funzionalità<text:s/>ancora limitate)</text:p>
      <text:p text:style-name="Normale">Sito per il bug reporting e confronto con il cliente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TEAM DI PROGETTO:</text:p>
      <text:p text:style-name="Normale"><draw:g draw:name="Diagramma 1" draw:id="id7" draw:style-name="a23" text:anchor-type="as-char"><svg:title/><svg:desc/><draw:custom-shape svg:x="2.8087in" svg:y="0.91193in" svg:width="0.1913in" svg:height="0.83807in" draw:id="id0" draw:style-name="a0"><svg:title/><svg:desc/><draw:enhanced-geometry draw:type="non-primitive" svg:viewBox="0 0 174924 766334" draw:enhanced-path="M 174924 0 L 174924 766334 0 766334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4924"/><draw:equation draw:name="f7" draw:formula="?f4 / 766334"/><draw:equation draw:name="f8" draw:formula="0 / ?f6"/><draw:equation draw:name="f9" draw:formula="174924 / ?f6"/><draw:equation draw:name="f10" draw:formula="0 / ?f7"/><draw:equation draw:name="f11" draw:formula="766334 / ?f7"/></draw:enhanced-geometry></draw:custom-shape><draw:custom-shape svg:x="3in" svg:y="0.91193in" svg:width="1.16855in" svg:height="1.67615in" draw:id="id1" draw:style-name="a1"><svg:title/><svg:desc/><draw:enhanced-geometry draw:type="non-primitive" svg:viewBox="0 0 1068520 1532669" draw:enhanced-path="M 0 0 L 0 1357745 1068520 1357745 1068520 15326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520"/><draw:equation draw:name="f7" draw:formula="?f4 / 1532669"/><draw:equation draw:name="f8" draw:formula="0 / ?f6"/><draw:equation draw:name="f9" draw:formula="1068520 / ?f6"/><draw:equation draw:name="f10" draw:formula="0 / ?f7"/><draw:equation draw:name="f11" draw:formula="1532669 / ?f7"/></draw:enhanced-geometry></draw:custom-shape><draw:custom-shape svg:x="1.83145in" svg:y="0.91193in" svg:width="1.16855in" svg:height="1.67615in" draw:id="id2" draw:style-name="a2"><svg:title/><svg:desc/><draw:enhanced-geometry draw:type="non-primitive" svg:viewBox="0 0 1068520 1532669" draw:enhanced-path="M 1068520 0 L 1068520 1357745 0 1357745 0 1532669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068520"/><draw:equation draw:name="f7" draw:formula="?f4 / 1532669"/><draw:equation draw:name="f8" draw:formula="0 / ?f6"/><draw:equation draw:name="f9" draw:formula="1068520 / ?f6"/><draw:equation draw:name="f10" draw:formula="0 / ?f7"/><draw:equation draw:name="f11" draw:formula="1532669 / ?f7"/></draw:enhanced-geometry></draw:custom-shape><draw:custom-shape svg:x="2.08905in" svg:y="0.00098in" svg:width="1.8219in" svg:height="0.91095in" draw:id="id3" draw:style-name="a7"><svg:title/><svg:desc/><text:p text:style-name="a4" text:class-names="" text:cond-style-name=""><text:span text:style-name="a3" text:class-names="">D'Ambrosi Daniele</text:span></text:p><text:p text:style-name="a6" text:class-names="" text:cond-style-name=""><text:span text:style-name="a5" text:class-names="">Project Manager</text:span></text:p><draw:enhanced-geometry draw:type="non-primitive" svg:viewBox="0 0 1665944 832972" draw:enhanced-path="M 0 0 L 1665944 0 1665944 832972 0 832972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65944"/><draw:equation draw:name="f7" draw:formula="?f4 / 832972"/><draw:equation draw:name="f8" draw:formula="0 * ?f5 / 1665944"/><draw:equation draw:name="f9" draw:formula="0 * ?f4 / 832972"/><draw:equation draw:name="f10" draw:formula="1665944 * ?f5 / 1665944"/><draw:equation draw:name="f11" draw:formula="832972 * ?f4 / 832972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8542in" svg:y="2.58807in" svg:width="1.9545in" svg:height="0.91095in" draw:id="id4" draw:style-name="a12"><svg:title/><svg:desc/><text:p text:style-name="a9" text:class-names="" text:cond-style-name=""><text:span text:style-name="a8" text:class-names="">Bianchi Matteo</text:span></text:p><text:p text:style-name="a11" text:class-names="" text:cond-style-name=""><text:span text:style-name="a10" text:class-names="">Software developer</text:span></text:p><draw:enhanced-geometry draw:type="non-primitive" svg:viewBox="0 0 1787192 832972" draw:enhanced-path="M 0 0 L 1787192 0 1787192 832972 0 832972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7192"/><draw:equation draw:name="f7" draw:formula="?f4 / 832972"/><draw:equation draw:name="f8" draw:formula="0 * ?f5 / 1787192"/><draw:equation draw:name="f9" draw:formula="0 * ?f4 / 832972"/><draw:equation draw:name="f10" draw:formula="1787192 * ?f5 / 1787192"/><draw:equation draw:name="f11" draw:formula="832972 * ?f4 / 832972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3.1913in" svg:y="2.58807in" svg:width="1.9545in" svg:height="0.91095in" draw:id="id5" draw:style-name="a17"><svg:title/><svg:desc/><text:p text:style-name="a14" text:class-names="" text:cond-style-name=""><text:span text:style-name="a13" text:class-names="">Guerra Andrea</text:span></text:p><text:p text:style-name="a16" text:class-names="" text:cond-style-name=""><text:span text:style-name="a15" text:class-names="">Software developer</text:span></text:p><draw:enhanced-geometry draw:type="non-primitive" svg:viewBox="0 0 1787192 832972" draw:enhanced-path="M 0 0 L 1787192 0 1787192 832972 0 832972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87192"/><draw:equation draw:name="f7" draw:formula="?f4 / 832972"/><draw:equation draw:name="f8" draw:formula="0 * ?f5 / 1787192"/><draw:equation draw:name="f9" draw:formula="0 * ?f4 / 832972"/><draw:equation draw:name="f10" draw:formula="1787192 * ?f5 / 1787192"/><draw:equation draw:name="f11" draw:formula="832972 * ?f4 / 832972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0.9868in" svg:y="1.29452in" svg:width="1.8219in" svg:height="0.91095in" draw:id="id6" draw:style-name="a22"><svg:title/><svg:desc/><text:p text:style-name="a19" text:class-names="" text:cond-style-name=""><text:span text:style-name="a18" text:class-names="">Concil Tania</text:span></text:p><text:p text:style-name="a21" text:class-names="" text:cond-style-name=""><text:span text:style-name="a20" text:class-names="">Segretaria</text:span></text:p><draw:enhanced-geometry draw:type="non-primitive" svg:viewBox="0 0 1665944 832972" draw:enhanced-path="M 0 0 L 1665944 0 1665944 832972 0 832972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65944"/><draw:equation draw:name="f7" draw:formula="?f4 / 832972"/><draw:equation draw:name="f8" draw:formula="0 * ?f5 / 1665944"/><draw:equation draw:name="f9" draw:formula="0 * ?f4 / 832972"/><draw:equation draw:name="f10" draw:formula="1665944 * ?f5 / 1665944"/><draw:equation draw:name="f11" draw:formula="832972 * ?f4 / 832972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p>
      <text:p text:style-name="Normale"/>
      <text:p text:style-name="Normale">IMPLEMENTAZIONE:</text:p>
      <text:p text:style-name="Normale">-WBS</text:p>
      <text:p text:style-name="Normale">-Strumenti e Tecnologie:</text:p>
      <text:list text:style-name="LFO2" text:continue-numbering="true">
        <text:list-item>
          <text:p text:style-name="P16">Linguaggi di programmazione:</text:p>
          <text:list text:continue-numbering="true">
            <text:list-item>
              <text:p text:style-name="P17">Python, C++/C# Back-end</text:p>
            </text:list-item>
            <text:list-item>
              <text:p text:style-name="P18">Flutter Framework (Dart) Front-end</text:p>
            </text:list-item>
          </text:list>
        </text:list-item>
        <text:list-item>
          <text:p text:style-name="P19">Repository: GitHub</text:p>
        </text:list-item>
        <text:list-item>
          <text:p text:style-name="P20">Ambiente di sviluppo isolato: Docker</text:p>
        </text:list-item>
        <text:list-item>
          <text:p text:style-name="P21">Computer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ookman Old Style" svg:font-family="Bookman Old Style" style:font-family-generic="roman" style:font-pitch="variable" svg:panose-1="2 5 6 4 5 5 5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language="it" fo:country="IT" fo:hyphenate="false"/>
    </style:style>
    <style:style style:name="Car.predefinitoparagrafo" style:display-name="Car. predefinito paragrafo" style:family="text"/>
    <style:style style:name="FormText1" style:display-name="Form Text 1" style:family="paragraph">
      <style:paragraph-properties fo:margin-bottom="0in" fo:line-height="100%"/>
      <style:text-properties style:font-name="Arial" style:font-name-asian="Times New Roman" style:font-name-complex="Times New Roman" fo:font-size="10pt" style:font-size-asian="10pt" style:font-size-complex="10pt" fo:hyphenate="false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'Ambrosi Daniele</meta:initial-creator>
    <dc:creator>D'Ambrosi Daniele</dc:creator>
    <meta:creation-date>2023-01-22T18:50:00Z</meta:creation-date>
    <dc:date>2023-01-22T20:09:00Z</dc:date>
    <meta:template xlink:href="Normal.dotm" xlink:type="simple"/>
    <meta:editing-cycles>1</meta:editing-cycles>
    <meta:editing-duration>PT4200S</meta:editing-duration>
    <meta:document-statistic meta:page-count="2" meta:paragraph-count="2" meta:word-count="211" meta:character-count="1417" meta:row-count="10" meta:non-whitespace-character-count="1208"/>
  </office:meta>
</office:document-meta>
</file>